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175cm" svg:height="1.905cm" svg:x="5.335cm" svg:y="5.212cm">
            <text:p text:style-name="P1"><text:span text:style-name="T1">( Keter ,</text:span></text:p>
            <text:p text:style-name="P1"><text:span text:style-name="T1"/></text:p>
            <text:p text:style-name="P1"><text:span text:style-name="T1">487.12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12.196cm" svg:y="5.212cm">
            <text:p text:style-name="P1"><text:span text:style-name="T1">( Kemboi ,</text:span></text:p>
            <text:p text:style-name="P1"><text:span text:style-name="T1"/></text:p>
            <text:p text:style-name="P1"><text:span text:style-name="T1">485.81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8.781cm" svg:y="5.212cm">
            <text:p text:style-name="P1"><text:span text:style-name="T1">( Kosgei ,</text:span></text:p>
            <text:p text:style-name="P1"><text:span text:style-name="T1"/></text:p>
            <text:p text:style-name="P1"><text:span text:style-name="T1">508.17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15.67cm" svg:y="5.212cm">
            <text:p text:style-name="P1"><text:span text:style-name="T1">( Kipruto ,</text:span></text:p>
            <text:p text:style-name="P1"><text:span text:style-name="T1"/></text:p>
            <text:p text:style-name="P1"><text:span text:style-name="T1">490.34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5.335cm" svg:y="3.06cm">
            <text:p text:style-name="P1"><text:span text:style-name="T1">( Bailey ,</text:span></text:p>
            <text:p text:style-name="P1"><text:span text:style-name="T1"/></text:p>
            <text:p text:style-name="P1"><text:span text:style-name="T1">9.84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12.196cm" svg:y="3.061cm">
            <text:p text:style-name="P1"><text:span text:style-name="T1">( Gatlin ,</text:span></text:p>
            <text:p text:style-name="P1"><text:span text:style-name="T1"/></text:p>
            <text:p text:style-name="P1"><text:span text:style-name="T1">9.85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8.781cm" svg:y="3.061cm">
            <text:p text:style-name="P1"><text:span text:style-name="T1">( Greene ,</text:span></text:p>
            <text:p text:style-name="P1"><text:span text:style-name="T1"/></text:p>
            <text:p text:style-name="P1"><text:span text:style-name="T1">9.87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15.67cm" svg:y="3.06cm">
            <text:p text:style-name="P1"><text:span text:style-name="T1">( Bolt ,</text:span></text:p>
            <text:p text:style-name="P1"><text:span text:style-name="T1"/></text:p>
            <text:p text:style-name="P1"><text:span text:style-name="T1">9.69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5.335cm" svg:y="7.36cm">
            <text:p text:style-name="P1"><text:span text:style-name="T1">( Thugwane ,</text:span></text:p>
            <text:p text:style-name="P1"><text:span text:style-name="T1"/></text:p>
            <text:p text:style-name="P1"><text:span text:style-name="T1">7956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12.196cm" svg:y="7.361cm">
            <text:p text:style-name="P1"><text:span text:style-name="T1">( Baldini ,</text:span></text:p>
            <text:p text:style-name="P1"><text:span text:style-name="T1"/></text:p>
            <text:p text:style-name="P1"><text:span text:style-name="T1">7855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8.781cm" svg:y="7.361cm">
            <text:p text:style-name="P1"><text:span text:style-name="T1">( Abera ,</text:span></text:p>
            <text:p text:style-name="P1"><text:span text:style-name="T1"/></text:p>
            <text:p text:style-name="P1"><text:span text:style-name="T1">7811 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1.905cm" svg:x="15.67cm" svg:y="7.36cm">
            <text:p text:style-name="P1"><text:span text:style-name="T1">( Wanjiru, ,</text:span></text:p>
            <text:p text:style-name="P1"><text:span text:style-name="T1"/></text:p>
            <text:p text:style-name="P1"><text:span text:style-name="T1">7596 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2.136cm" svg:y="5.212cm">
            <text:p text:style-name="P1"><text:span text:style-name="T2">Steeplecha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2.136cm" svg:y="3.061cm">
            <text:p text:style-name="P1"><text:span text:style-name="T2">Das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2.136cm" svg:y="7.361cm">
            <text:p text:style-name="P1"><text:span text:style-name="T2">Mara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5.335cm" svg:y="0.76cm">
            <text:p text:style-name="P1"><text:span text:style-name="T2"/></text:p>
            <text:p text:style-name="P1"><text:span text:style-name="T2"/></text:p>
            <text:p text:style-name="P1"><text:span text:style-name="T2">199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12.226cm" svg:y="0.761cm">
            <text:p text:style-name="P1"><text:span text:style-name="T2"/></text:p>
            <text:p text:style-name="P1"><text:span text:style-name="T2"/></text:p>
            <text:p text:style-name="P1"><text:span text:style-name="T2">200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8.781cm" svg:y="0.761cm">
            <text:p text:style-name="P1"><text:span text:style-name="T2"/></text:p>
            <text:p text:style-name="P1"><text:span text:style-name="T2"/></text:p>
            <text:p text:style-name="P1"><text:span text:style-name="T2">2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15.67cm" svg:y="0.76cm">
            <text:p text:style-name="P1"><text:span text:style-name="T2"/></text:p>
            <text:p text:style-name="P1"><text:span text:style-name="T2"/></text:p>
            <text:p text:style-name="P1"><text:span text:style-name="T2">200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7.78cm" svg:height="8.89cm" svg:x="1.77cm" svg:y="1.15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06-13T12:44:20</dc:date>
    <meta:editing-duration>PT19H36M11S</meta:editing-duration>
    <meta:editing-cycles>4</meta:editing-cycles>
    <meta:generator>OpenOffice.org/3.2$Unix OpenOffice.org_project/320m19$Build-9505</meta:generator>
    <meta:document-statistic meta:object-count="21"/>
  </office:meta>
</office:document-meta>
</file>